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723cm" fo:min-width="1.298cm" fo:padding-top="0.139cm" fo:padding-bottom="0.139cm" fo:padding-left="0.264cm" fo:padding-right="0.26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306cm" fo:min-width="1.798cm" fo:padding-top="0.139cm" fo:padding-bottom="0.139cm" fo:padding-left="0.264cm" fo:padding-right="0.264cm"/>
    </style:style>
    <style:style style:name="gr4" style:family="graphic" style:parent-style-name="objectwithoutfill">
      <style:graphic-properties draw:stroke="dash" draw:stroke-dash="Dashed_20__28_var_29_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6cm" fo:min-width="1.723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3cm" svg:x="5.5cm" svg:y="3.001cm">
          <text:p text:style-name="P1"><text:span text:style-name="T1">Valu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3cm" svg:height="3cm" svg:x="5.501cm" svg:y="9.002cm">
          <text:p text:style-name="P1"><text:span text:style-name="T1">Encrypted</text:span></text:p>
          <text:p text:style-name="P1"><text:span text:style-name="T1">Valu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xml:id="id4" draw:id="id4" draw:layer="layout" draw:type="line" svg:x1="7cm" svg:y1="6.001cm" svg:x2="7.001cm" svg:y2="9.002cm" draw:start-shape="id1" draw:start-glue-point="8" draw:end-shape="id2" draw:end-glue-point="5" svg:d="M7000 6001l1 3001" svg:viewBox="0 0 2 3002">
          <text:p/>
        </draw:connector>
        <draw:custom-shape draw:style-name="gr3" draw:text-style-name="P3" xml:id="id3" draw:id="id3" draw:layer="layout" svg:width="2.325cm" svg:height="3cm" svg:x="10.75cm" svg:y="6.001cm">
          <text:p text:style-name="P1"><text:span text:style-name="T1">Public-Ke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line" svg:x1="10.75cm" svg:y1="7.501cm" svg:x2="7cm" svg:y2="7.501cm" draw:start-shape="id3" draw:start-glue-point="6" draw:end-shape="id4" draw:end-glue-point="0" svg:d="M10750 7501h-3750" svg:viewBox="0 0 3751 1">
          <text:p/>
        </draw:connector>
        <draw:custom-shape draw:style-name="gr1" draw:text-style-name="P2" xml:id="id5" draw:id="id5" draw:layer="layout" svg:width="3cm" svg:height="3cm" svg:x="5.502cm" svg:y="15.003cm">
          <text:p text:style-name="P1"><text:span text:style-name="T1">Decrypted</text:span></text:p>
          <text:p text:style-name="P1"><text:span text:style-name="T1">Valu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xml:id="id6" draw:id="id6" draw:layer="layout" svg:width="2.325cm" svg:height="3cm" svg:x="10.75cm" svg:y="12.002cm">
          <text:p text:style-name="P1"><text:span text:style-name="T1">Private-Ke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xml:id="id7" draw:id="id7" draw:layer="layout" draw:type="line" svg:x1="7.001cm" svg:y1="12.002cm" svg:x2="7.002cm" svg:y2="15.003cm" draw:start-shape="id2" draw:start-glue-point="8" draw:end-shape="id5" draw:end-glue-point="5" svg:d="M7001 12002l1 3001" svg:viewBox="0 0 2 3002">
          <text:p/>
        </draw:connector>
        <draw:connector draw:style-name="gr2" draw:text-style-name="P2" xml:id="id9" draw:id="id9" draw:layer="layout" draw:type="line" svg:x1="10.75cm" svg:y1="13.502cm" svg:x2="7.001cm" svg:y2="13.502cm" draw:start-shape="id6" draw:start-glue-point="6" draw:end-shape="id7" draw:end-glue-point="0" svg:d="M10750 13502h-3749" svg:viewBox="0 0 3750 1">
          <text:p/>
        </draw:connector>
        <draw:connector draw:style-name="gr4" draw:text-style-name="P2" draw:layer="layout" draw:type="curve" draw:line-skew="-1.189cm" svg:x1="5.802cm" svg:y1="16.503cm" svg:x2="5.8cm" svg:y2="4.501cm" draw:start-shape="id5" draw:start-glue-point="6" draw:end-shape="id1" draw:end-glue-point="6" svg:d="M5802 16503c-3007 0-3006-12002-2-12002" svg:viewBox="0 0 2256 12003">
          <text:p/>
        </draw:connector>
        <draw:frame draw:style-name="gr5" draw:text-style-name="P4" draw:layer="layout" svg:width="3cm" svg:height="1.1cm" draw:transform="rotate (1.5707963267949) translate (3.35cm 12.001cm)">
          <draw:text-box>
            <text:p text:style-name="P1"><text:span text:style-name="T2">Compare</text:span></text:p>
          </draw:text-box>
        </draw:frame>
        <draw:custom-shape draw:style-name="gr6" draw:text-style-name="P2" xml:id="id8" draw:id="id8" draw:layer="layout" svg:width="2.25cm" svg:height="2.5cm" svg:x="14.5cm" svg:y="6.5cm">
          <text:p text:style-name="P1"><text:span text:style-name="T1">Path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2" draw:layer="layout" svg:x1="15.625cm" svg:y1="9cm" svg:x2="8.875cm" svg:y2="13.502cm" draw:start-shape="id8" draw:start-glue-point="2" draw:end-shape="id9" draw:end-glue-point="0" svg:d="M15625 9000v2184h-6750v2318" svg:viewBox="0 0 6751 45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1:40:29.783000000</meta:creation-date>
    <dc:date>2018-12-08T13:26:24.191361831</dc:date>
    <meta:editing-duration>PT21H1M27S</meta:editing-duration>
    <meta:editing-cycles>6</meta:editing-cycles>
    <meta:generator>LibreOffice/6.0.6.2$Linux_X86_64 LibreOffice_project/00m0$Build-2</meta:generator>
    <meta:document-statistic meta:object-count="13"/>
  </office:meta>
</office:document-meta>
</file>